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6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5.1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5.3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20.2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20.4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9.7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9.9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7.6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7.8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2.2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42.4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7.0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7.238cm" svg:y="23.792cm">
          <draw:text-box>
            <text:p><text:span text:style-name="T4">min: -4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5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24.038cm" svg:y="29.291cm">
          <draw:text-box>
            <text:p><text:span text:style-name="T4">sum: 12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5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31.6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31.838cm" svg:y="30.192cm">
          <draw:text-box>
            <text:p><text:span text:style-name="T4">min: -8</text:span></text:p>
          </draw:text-box>
        </draw:frame>
        <draw:custom-shape draw:style-name="gr5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638cm" svg:y="29.292cm">
          <draw:text-box>
            <text:p><text:span text:style-name="T4">sum: 42</text:span></text:p>
          </draw:text-box>
        </draw:frame>
        <draw:frame draw:style-name="gr6" draw:text-style-name="P4" draw:layer="layout" svg:width="2.809cm" svg:height="1.204cm" svg:x="38.838cm" svg:y="30.192cm">
          <draw:text-box>
            <text:p><text:span text:style-name="T4">min: 1</text:span></text:p>
          </draw:text-box>
        </draw:frame>
        <draw:custom-shape draw:style-name="gr5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46.238cm" svg:y="29.293cm">
          <draw:text-box>
            <text:p><text:span text:style-name="T4">sum: 2</text:span></text:p>
          </draw:text-box>
        </draw:frame>
        <draw:frame draw:style-name="gr6" draw:text-style-name="P4" draw:layer="layout" svg:width="2.809cm" svg:height="1.204cm" svg:x="46.438cm" svg:y="30.193cm">
          <draw:text-box>
            <text:p><text:span text:style-name="T4">min: 2</text:span></text:p>
          </draw:text-box>
        </draw:frame>
        <draw:custom-shape draw:style-name="gr5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53.638cm" svg:y="29.293cm">
          <draw:text-box>
            <text:p><text:span text:style-name="T4">sum: -4</text:span></text:p>
          </draw:text-box>
        </draw:frame>
        <draw:frame draw:style-name="gr6" draw:text-style-name="P4" draw:layer="layout" svg:width="3.093cm" svg:height="1.204cm" svg:x="53.838cm" svg:y="30.193cm">
          <draw:text-box>
            <text:p><text:span text:style-name="T4">min: -4</text:span></text:p>
          </draw:text-box>
        </draw:frame>
        <draw:custom-shape draw:style-name="gr5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61.238cm" svg:y="29.294cm">
          <draw:text-box>
            <text:p><text:span text:style-name="T4">sum: 7</text:span></text:p>
          </draw:text-box>
        </draw:frame>
        <draw:frame draw:style-name="gr6" draw:text-style-name="P4" draw:layer="layout" svg:width="2.809cm" svg:height="1.204cm" svg:x="61.438cm" svg:y="30.194cm">
          <draw:text-box>
            <text:p><text:span text:style-name="T4">min: 7</text:span></text:p>
          </draw:text-box>
        </draw:frame>
        <draw:custom-shape draw:style-name="gr5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5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5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5.738cm" svg:y="35.592cm">
          <draw:text-box>
            <text:p><text:span text:style-name="T4">sum: 41</text:span></text:p>
          </draw:text-box>
        </draw:frame>
        <draw:frame draw:style-name="gr6" draw:text-style-name="P4" draw:layer="layout" svg:width="3.279cm" svg:height="1.204cm" svg:x="35.938cm" svg:y="36.492cm">
          <draw:text-box>
            <text:p><text:span text:style-name="T4">min: 41</text:span></text:p>
          </draw:text-box>
        </draw:frame>
        <draw:custom-shape draw:style-name="gr5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41.638cm" svg:y="35.593cm">
          <draw:text-box>
            <text:p><text:span text:style-name="T4">sum: 1</text:span></text:p>
          </draw:text-box>
        </draw:frame>
        <draw:frame draw:style-name="gr6" draw:text-style-name="P4" draw:layer="layout" svg:width="2.809cm" svg:height="1.204cm" svg:x="41.838cm" svg:y="36.493cm">
          <draw:text-box>
            <text:p><text:span text:style-name="T4">min: 1</text:span></text:p>
          </draw:text-box>
        </draw:frame>
        <draw:connector draw:style-name="gr7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7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7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7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7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7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7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7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7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7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7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7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7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7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7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7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7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7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8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8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8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8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8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8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8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8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8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8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8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8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8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8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8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8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8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8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8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4.266cm" svg:y="43.994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6.913cm" svg:y="43.994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>4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>4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>4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4.265cm" svg:y="49.39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6.912cm" svg:y="49.39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1:23:39.597046032</dc:date>
    <dc:creator>elucterio </dc:creator>
    <meta:editing-duration>PT2H2M16S</meta:editing-duration>
    <meta:editing-cycles>14</meta:editing-cycles>
    <meta:generator>LibreOffice/4.2.8.2$Linux_X86_64 LibreOffice_project/420m0$Build-2</meta:generator>
    <meta:document-statistic meta:object-count="218"/>
  </office:meta>
</office:document-meta>
</file>